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7bf6"/>
    </style:style>
    <style:style style:name="P2" style:family="paragraph" style:parent-style-name="Standard">
      <style:text-properties officeooo:rsid="001b7bf6" officeooo:paragraph-rsid="001b7bf6"/>
    </style:style>
    <style:style style:name="P3" style:family="paragraph" style:parent-style-name="Standard">
      <style:text-properties officeooo:rsid="001b7bf6" officeooo:paragraph-rsid="001d6d2c"/>
    </style:style>
    <style:style style:name="P4" style:family="paragraph" style:parent-style-name="Standard">
      <style:text-properties officeooo:rsid="001b7bf6" officeooo:paragraph-rsid="001e63a6"/>
    </style:style>
    <style:style style:name="P5" style:family="paragraph" style:parent-style-name="Standard">
      <style:text-properties officeooo:rsid="001b7bf6" officeooo:paragraph-rsid="0021c330"/>
    </style:style>
    <style:style style:name="P6" style:family="paragraph" style:parent-style-name="Standard">
      <style:text-properties officeooo:rsid="001b7bf6" officeooo:paragraph-rsid="00231472"/>
    </style:style>
    <style:style style:name="P7" style:family="paragraph" style:parent-style-name="Standard">
      <style:text-properties officeooo:rsid="001d6d2c" officeooo:paragraph-rsid="001d6d2c"/>
    </style:style>
    <style:style style:name="P8" style:family="paragraph" style:parent-style-name="Standard">
      <style:text-properties officeooo:rsid="001d6d2c" officeooo:paragraph-rsid="001e63a6"/>
    </style:style>
    <style:style style:name="P9" style:family="paragraph" style:parent-style-name="Standard">
      <style:text-properties officeooo:rsid="001d6d2c" officeooo:paragraph-rsid="0021c330"/>
    </style:style>
    <style:style style:name="P10" style:family="paragraph" style:parent-style-name="Standard">
      <style:text-properties officeooo:rsid="001d6d2c" officeooo:paragraph-rsid="00231472"/>
    </style:style>
    <style:style style:name="P11" style:family="paragraph" style:parent-style-name="Standard">
      <style:text-properties officeooo:paragraph-rsid="001d6d2c"/>
    </style:style>
    <style:style style:name="P12" style:family="paragraph" style:parent-style-name="Standard">
      <style:text-properties officeooo:paragraph-rsid="001e63a6"/>
    </style:style>
    <style:style style:name="P13" style:family="paragraph" style:parent-style-name="Standard">
      <style:text-properties officeooo:paragraph-rsid="00213f75"/>
    </style:style>
    <style:style style:name="P14" style:family="paragraph" style:parent-style-name="Standard">
      <style:text-properties officeooo:rsid="00213f75" officeooo:paragraph-rsid="00213f75"/>
    </style:style>
    <style:style style:name="P15" style:family="paragraph" style:parent-style-name="Standard">
      <style:text-properties officeooo:rsid="00213f75" officeooo:paragraph-rsid="0021c330"/>
    </style:style>
    <style:style style:name="P16" style:family="paragraph" style:parent-style-name="Standard">
      <style:text-properties fo:font-weight="normal" officeooo:rsid="001d6d2c" officeooo:paragraph-rsid="001e63a6" style:font-weight-asian="normal" style:font-weight-complex="normal"/>
    </style:style>
    <style:style style:name="P17" style:family="paragraph" style:parent-style-name="Standard">
      <style:text-properties fo:font-weight="normal" officeooo:rsid="001d6d2c" officeooo:paragraph-rsid="0021c330" style:font-weight-asian="normal" style:font-weight-complex="normal"/>
    </style:style>
    <style:style style:name="P18" style:family="paragraph" style:parent-style-name="Standard">
      <style:text-properties officeooo:paragraph-rsid="0021c330"/>
    </style:style>
    <style:style style:name="P19" style:family="paragraph" style:parent-style-name="Standard">
      <style:text-properties officeooo:paragraph-rsid="00231472"/>
    </style:style>
    <style:style style:name="P20" style:family="paragraph" style:parent-style-name="Standard">
      <style:text-properties officeooo:rsid="001e63a6" officeooo:paragraph-rsid="001e63a6"/>
    </style:style>
    <style:style style:name="P21" style:family="paragraph" style:parent-style-name="Standard">
      <style:text-properties officeooo:rsid="001e63a6" officeooo:paragraph-rsid="0021c330"/>
    </style:style>
    <style:style style:name="P22" style:family="paragraph" style:parent-style-name="Standard">
      <style:text-properties officeooo:rsid="001e63a6" officeooo:paragraph-rsid="00231472"/>
    </style:style>
    <style:style style:name="P23" style:family="paragraph" style:parent-style-name="Standard">
      <style:text-properties fo:font-weight="bold" officeooo:rsid="001e63a6" officeooo:paragraph-rsid="00231472" style:font-weight-asian="bold" style:font-weight-complex="bold"/>
    </style:style>
    <style:style style:name="P24" style:family="paragraph" style:parent-style-name="Standard">
      <style:text-properties officeooo:rsid="002549ab" officeooo:paragraph-rsid="002549ab"/>
    </style:style>
    <style:style style:name="P25" style:family="paragraph" style:parent-style-name="Standard">
      <style:text-properties officeooo:rsid="002549ab" officeooo:paragraph-rsid="00270e09"/>
    </style:style>
    <style:style style:name="P26" style:family="paragraph" style:parent-style-name="Standard">
      <style:text-properties officeooo:rsid="002d9c51" officeooo:paragraph-rsid="002d9c51"/>
    </style:style>
    <style:style style:name="P27" style:family="paragraph" style:parent-style-name="Standard">
      <style:text-properties officeooo:rsid="002f84bd" officeooo:paragraph-rsid="002f84bd"/>
    </style:style>
    <style:style style:name="P28" style:family="paragraph" style:parent-style-name="Standard">
      <style:text-properties officeooo:paragraph-rsid="002f84bd"/>
    </style:style>
    <style:style style:name="P29" style:family="paragraph" style:parent-style-name="Standard">
      <style:text-properties officeooo:paragraph-rsid="001e63a6"/>
    </style:style>
    <style:style style:name="P30" style:family="paragraph" style:parent-style-name="Standard">
      <style:text-properties officeooo:rsid="00305791" officeooo:paragraph-rsid="00305791"/>
    </style:style>
    <style:style style:name="P31" style:family="paragraph" style:parent-style-name="Standard">
      <style:text-properties officeooo:rsid="00305791" officeooo:paragraph-rsid="0033ba68"/>
    </style:style>
    <style:style style:name="P32" style:family="paragraph" style:parent-style-name="Standard">
      <style:text-properties officeooo:paragraph-rsid="001d6d2c"/>
    </style:style>
    <style:style style:name="P33" style:family="paragraph" style:parent-style-name="Standard">
      <style:text-properties officeooo:paragraph-rsid="00305791"/>
    </style:style>
    <style:style style:name="P34" style:family="paragraph" style:parent-style-name="Standard">
      <style:text-properties officeooo:rsid="002d9c51" officeooo:paragraph-rsid="0031d488"/>
    </style:style>
    <style:style style:name="P35" style:family="paragraph" style:parent-style-name="Standard">
      <style:text-properties officeooo:paragraph-rsid="00327508"/>
    </style:style>
    <style:style style:name="P36" style:family="paragraph" style:parent-style-name="Standard">
      <style:text-properties officeooo:paragraph-rsid="0033ba68"/>
    </style:style>
    <style:style style:name="P37" style:family="paragraph" style:parent-style-name="Standard">
      <style:text-properties officeooo:paragraph-rsid="00213f75"/>
    </style:style>
    <style:style style:name="P38" style:family="paragraph" style:parent-style-name="Standard">
      <style:text-properties officeooo:rsid="00351859" officeooo:paragraph-rsid="00351859"/>
    </style:style>
    <style:style style:name="P39" style:family="paragraph" style:parent-style-name="Standard">
      <style:text-properties officeooo:paragraph-rsid="00351859"/>
    </style:style>
    <style:style style:name="P40" style:family="paragraph" style:parent-style-name="Standard">
      <style:text-properties officeooo:paragraph-rsid="0021c330"/>
    </style:style>
    <style:style style:name="P41" style:family="paragraph" style:parent-style-name="Standard">
      <style:text-properties officeooo:paragraph-rsid="00231472"/>
    </style:style>
    <style:style style:name="P42" style:family="paragraph" style:parent-style-name="Standard">
      <style:text-properties officeooo:rsid="0035c9b4" officeooo:paragraph-rsid="0035c9b4"/>
    </style:style>
    <style:style style:name="P43" style:family="paragraph" style:parent-style-name="Standard">
      <style:text-properties officeooo:paragraph-rsid="0035c9b4"/>
    </style:style>
    <style:style style:name="T1" style:family="text">
      <style:text-properties officeooo:rsid="001b7bf6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b7bf6"/>
    </style:style>
    <style:style style:name="T4" style:family="text">
      <style:text-properties fo:color="#c9211e" loext:opacity="100%" officeooo:rsid="001d6d2c"/>
    </style:style>
    <style:style style:name="T5" style:family="text">
      <style:text-properties fo:color="#c9211e" loext:opacity="100%" officeooo:rsid="001e63a6"/>
    </style:style>
    <style:style style:name="T6" style:family="text">
      <style:text-properties officeooo:rsid="001d6d2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63a6" style:font-weight-asian="bold" style:font-weight-complex="bold"/>
    </style:style>
    <style:style style:name="T9" style:family="text">
      <style:text-properties fo:font-weight="bold" officeooo:rsid="0021c330" style:font-weight-asian="bold" style:font-weight-complex="bold"/>
    </style:style>
    <style:style style:name="T10" style:family="text">
      <style:text-properties fo:font-weight="bold" officeooo:rsid="00231472" style:font-weight-asian="bold" style:font-weight-complex="bold"/>
    </style:style>
    <style:style style:name="T11" style:family="text">
      <style:text-properties officeooo:rsid="001e63a6"/>
    </style:style>
    <style:style style:name="T12" style:family="text">
      <style:text-properties officeooo:rsid="00213f75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officeooo:rsid="001d6d2c"/>
    </style:style>
    <style:style style:name="T15" style:family="text">
      <style:text-properties fo:color="#000000" loext:opacity="100%" officeooo:rsid="001e63a6"/>
    </style:style>
    <style:style style:name="T16" style:family="text">
      <style:text-properties fo:color="#000000" loext:opacity="100%" officeooo:rsid="0021c330"/>
    </style:style>
    <style:style style:name="T17" style:family="text">
      <style:text-properties fo:color="#000000" loext:opacity="100%" officeooo:rsid="00231472"/>
    </style:style>
    <style:style style:name="T18" style:family="text">
      <style:text-properties fo:color="#000000" loext:opacity="100%" officeooo:rsid="002bdbb9"/>
    </style:style>
    <style:style style:name="T19" style:family="text">
      <style:text-properties fo:color="#000000" loext:opacity="100%" officeooo:rsid="002cd286"/>
    </style:style>
    <style:style style:name="T20" style:family="text">
      <style:text-properties fo:color="#000000" loext:opacity="100%" officeooo:rsid="00327508"/>
    </style:style>
    <style:style style:name="T21" style:family="text">
      <style:text-properties fo:color="#000000" loext:opacity="100%" officeooo:rsid="00351859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1c330" style:font-weight-asian="normal" style:font-weight-complex="normal"/>
    </style:style>
    <style:style style:name="T24" style:family="text">
      <style:text-properties fo:font-weight="normal" officeooo:rsid="001e63a6" style:font-weight-asian="normal" style:font-weight-complex="normal"/>
    </style:style>
    <style:style style:name="T25" style:family="text">
      <style:text-properties fo:font-weight="normal" officeooo:rsid="00231472" style:font-weight-asian="normal" style:font-weight-complex="normal"/>
    </style:style>
    <style:style style:name="T26" style:family="text">
      <style:text-properties officeooo:rsid="0021c330"/>
    </style:style>
    <style:style style:name="T27" style:family="text">
      <style:text-properties officeooo:rsid="00231472"/>
    </style:style>
    <style:style style:name="T28" style:family="text">
      <style:text-properties officeooo:rsid="0024ad10"/>
    </style:style>
    <style:style style:name="T29" style:family="text">
      <style:text-properties officeooo:rsid="00270e09"/>
    </style:style>
    <style:style style:name="T30" style:family="text">
      <style:text-properties officeooo:rsid="0029fe2d"/>
    </style:style>
    <style:style style:name="T31" style:family="text">
      <style:text-properties officeooo:rsid="002f84bd"/>
    </style:style>
    <style:style style:name="T32" style:family="text">
      <style:text-properties officeooo:rsid="00305791"/>
    </style:style>
    <style:style style:name="T33" style:family="text">
      <style:text-properties officeooo:rsid="0031d488"/>
    </style:style>
    <style:style style:name="T34" style:family="text">
      <style:text-properties officeooo:rsid="00327508"/>
    </style:style>
    <style:style style:name="T35" style:family="text">
      <style:text-properties fo:color="#ff0000" loext:opacity="100%"/>
    </style:style>
    <style:style style:name="T36" style:family="text">
      <style:text-properties fo:color="#ff0000" loext:opacity="100%" officeooo:rsid="0033ba68"/>
    </style:style>
    <style:style style:name="T37" style:family="text">
      <style:text-properties fo:color="#ff0000" loext:opacity="100%" officeooo:rsid="001d6d2c"/>
    </style:style>
    <style:style style:name="T38" style:family="text">
      <style:text-properties fo:color="#ff0000" loext:opacity="100%" officeooo:rsid="00351859"/>
    </style:style>
    <style:style style:name="T39" style:family="text">
      <style:text-properties fo:color="#ff0000" loext:opacity="100%" officeooo:rsid="0021c330"/>
    </style:style>
    <style:style style:name="T40" style:family="text">
      <style:text-properties fo:color="#ff0000" loext:opacity="100%" officeooo:rsid="00231472"/>
    </style:style>
    <style:style style:name="T41" style:family="text">
      <style:text-properties officeooo:rsid="0033ba68"/>
    </style:style>
    <style:style style:name="T42" style:family="text">
      <style:text-properties officeooo:rsid="00351859"/>
    </style:style>
    <style:style style:name="T43" style:family="text">
      <style:text-properties officeooo:rsid="0035c9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P = 1.1.1.1/8 <text:s/></text:p>
      <text:p text:style-name="P2">Classe = A</text:p>
      <text:p text:style-name="Standard">00000001.00000001.00000001.0000001</text:p>
      <text:p text:style-name="Standard">CIDR = 8</text:p>
      <text:p text:style-name="P20">Host = 1.1.1</text:p>
      <text:p text:style-name="P24">Gateway convenzionale = 1.<text:span text:style-name="T29">1.1.2</text:span></text:p>
      <text:p text:style-name="Standard">Subnet Mask = 255.0.0.0 </text:p>
      <text:p text:style-name="Standard">// <text:span text:style-name="T4">11111111</text:span><text:span text:style-name="T6">.00000000.00000000.00000000</text:span></text:p>
      <text:p text:style-name="P11"><text:span text:style-name="T3">11111111</text:span> <text:s/>// Bloccati i primi 8 <text:span text:style-name="T1">bit (1 byte)</text:span></text:p>
      <text:p text:style-name="Standard">Ip Network = 1.0.0.0</text:p>
      <text:p text:style-name="P26">AND</text:p>
      <text:p text:style-name="Standard">// 00000001.00000001.00000001.00000001</text:p>
      <text:p text:style-name="Standard">// 11111111.00000000.00000000.00000000</text:p>
      <text:p text:style-name="Standard">// 00000001.00000000.00000000.00000000 = 1.0.0.0</text:p>
      <text:p text:style-name="P26">OR</text:p>
      <text:p text:style-name="P26">// <text:span text:style-name="T2">00000001</text:span>.00000001.00000001.0000001</text:p>
      <text:p text:style-name="P34">// 00000000.00000000.00000000.<text:span text:style-name="T33">11111111</text:span></text:p>
      <text:p text:style-name="P34">// <text:span text:style-name="T2">00000001</text:span>.00000001.00000001. <text:span text:style-name="T33">11111111</text:span> = <text:span text:style-name="T32">1</text:span>.<text:span text:style-name="T33">1</text:span><text:span text:style-name="T31">.</text:span><text:span text:style-name="T33">1</text:span><text:span text:style-name="T31">.255</text:span></text:p>
      <text:p text:style-name="Standard"/>
      <text:p text:style-name="Standard">Numeri di <text:span text:style-name="T7">Host</text:span> disponibili = 256 <text:span text:style-name="T11">*</text:span> 256 <text:span text:style-name="T11">*</text:span> 256 = </text:p>
      <text:p text:style-name="Standard">16777216 - 2 = <text:span text:style-name="T7">16777214</text:span></text:p>
      <text:p text:style-name="Standard"/>
      <text:p text:style-name="Standard"/>
      <text:p text:style-name="Standard"/>
      <text:p text:style-name="Standard"/>
      <text:p text:style-name="Standard"><text:span text:style-name="T1">IP = </text:span>128.1.6.5/12</text:p>
      <text:p text:style-name="P2">Classe = B</text:p>
      <text:p text:style-name="Standard">10000000.00000001.00000110.00000101</text:p>
      <text:p text:style-name="Standard">CIDR = <text:span text:style-name="T1">12</text:span></text:p>
      <text:p text:style-name="P20">Host = 1.6.5</text:p>
      <text:p text:style-name="P25">Gateway convenzionale = 1<text:span text:style-name="T29">28.1.6.6</text:span></text:p>
      <text:p text:style-name="Standard">Subnet Mask = <text:span text:style-name="T1">255.240.0.0</text:span></text:p>
      <text:p text:style-name="Standard">// <text:span text:style-name="T4">11111111.1111</text:span><text:span text:style-name="T6">0000.00000000.00000000</text:span></text:p>
      <text:p text:style-name="P7"><text:span text:style-name="T2">11111111.1111 </text:span>// Bloccati i primi 12 bit</text:p>
      <text:p text:style-name="Standard">Ip Network = 1.0.0.0</text:p>
      <text:p text:style-name="P27">AND</text:p>
      <text:p text:style-name="P1">// 10000000.00000001.00000110.00000101</text:p>
      <text:p text:style-name="P35"><text:span text:style-name="T13">// </text:span><text:span text:style-name="T14">11111111.1111</text:span><text:span text:style-name="T6">0000.00000000.00000000</text:span></text:p>
      <text:p text:style-name="Standard">// <text:span text:style-name="T6">10000000.00000000.00000000.00000000</text:span> = <text:span text:style-name="T6">128.0.0.0</text:span></text:p>
      <text:p text:style-name="P27">OR</text:p>
      <text:p text:style-name="P28">/ 10000000.00000001.00000110.00000101</text:p>
      <text:p text:style-name="P35">//<text:span text:style-name="T35"> 10000000.0000</text:span><text:span text:style-name="T20">001.11111001.11111010</text:span></text:p>
      <text:p text:style-name="P27">// 1<text:span text:style-name="T34">0000000.0000001.11111111.11111011 <text:s/>= 128.1.255.251</text:span></text:p>
      <text:p text:style-name="Standard"/>
      <text:p text:style-name="Standard">Numeri di <text:span text:style-name="T7">Host</text:span> disponibili = </text:p>
      <text:p text:style-name="P7">256 – 240 = 16 </text:p>
      <text:p text:style-name="P7">16 <text:span text:style-name="T11">*</text:span> 256 <text:span text:style-name="T11">*</text:span> 256 = 1048576 – 2 = <text:span text:style-name="T7">1048574</text:span></text:p>
      <text:p text:style-name="Standard"/>
      <text:p text:style-name="Standard"/>
      <text:p text:style-name="P3">IP = 200.1.2.3/24</text:p>
      <text:p text:style-name="P3">Classe = <text:span text:style-name="T6">C</text:span></text:p>
      <text:p text:style-name="P11">11001000.000000<text:span text:style-name="T6">01</text:span>.00000<text:span text:style-name="T6">010</text:span>.00000<text:span text:style-name="T6">01</text:span>1</text:p>
      <text:p text:style-name="P11"><text:soft-page-break/>CIDR = <text:span text:style-name="T11">24</text:span></text:p>
      <text:p text:style-name="P20">Host = 3</text:p>
      <text:p text:style-name="P25">Gateway convenzionale = <text:span text:style-name="T29">200.1.2.4</text:span></text:p>
      <text:p text:style-name="P11">Subnet Mask = <text:span text:style-name="T1">255.</text:span><text:span text:style-name="T11">255</text:span><text:span text:style-name="T1">.</text:span><text:span text:style-name="T11">255</text:span><text:span text:style-name="T1">.0</text:span></text:p>
      <text:p text:style-name="P11">// <text:span text:style-name="T4">11111111.1111</text:span><text:span text:style-name="T5">1111</text:span><text:span text:style-name="T4">.</text:span><text:span text:style-name="T5">11111111</text:span><text:span text:style-name="T14">.00000000</text:span></text:p>
      <text:p text:style-name="P8"><text:span text:style-name="T2">11111111.1111</text:span><text:span text:style-name="T5">1111</text:span><text:span text:style-name="T2">.</text:span><text:span text:style-name="T5">11111111</text:span><text:span text:style-name="T13">.00000000</text:span><text:span text:style-name="T2"> </text:span>// Bloccati i primi <text:span text:style-name="T11">24</text:span> bit <text:span text:style-name="T11">(</text:span><text:span text:style-name="T30">I primi 3 B</text:span><text:span text:style-name="T11">yte)</text:span></text:p>
      <text:p text:style-name="P12">Ip Network = 200.1.2.0</text:p>
      <text:p text:style-name="P30">AND</text:p>
      <text:p text:style-name="P12">// 11001000.000000<text:span text:style-name="T6">01</text:span>.00000<text:span text:style-name="T6">010</text:span>.00000<text:span text:style-name="T6">01</text:span>1</text:p>
      <text:p text:style-name="P11">// 11111111.1111<text:span text:style-name="T11">1111.11111111.00000000</text:span></text:p>
      <text:p text:style-name="P11">// <text:span text:style-name="T11">11001000.00000001.00000010.00000000</text:span> = <text:span text:style-name="T11">200.1.2.0</text:span></text:p>
      <text:p text:style-name="P30">OR</text:p>
      <text:p text:style-name="P33">/ 11001000.000000<text:span text:style-name="T6">01</text:span>.00000<text:span text:style-name="T6">010</text:span>.00000<text:span text:style-name="T6">01</text:span>1</text:p>
      <text:p text:style-name="P36">// <text:span text:style-name="T36">11001000.000000</text:span><text:span text:style-name="T37">01</text:span><text:span text:style-name="T36">.00000</text:span><text:span text:style-name="T37">010</text:span><text:span text:style-name="T41">.11111100</text:span></text:p>
      <text:p text:style-name="P31">// 1001000.000000<text:span text:style-name="T6">01</text:span>.00000<text:span text:style-name="T6">010</text:span>.<text:span text:style-name="T41">11111111</text:span> = <text:s/><text:span text:style-name="T41">200.1.2.255</text:span></text:p>
      <text:p text:style-name="P11"/>
      <text:p text:style-name="P11">Numeri di <text:span text:style-name="T7">Host</text:span> disponibili = </text:p>
      <text:p text:style-name="P7"><text:span text:style-name="T11">256 – 2 = </text:span><text:span text:style-name="T8">254</text:span></text:p>
      <text:p text:style-name="P7"><text:span text:style-name="T8"/></text:p>
      <text:p text:style-name="P4">IP = 192.192.1.1/22</text:p>
      <text:p text:style-name="P4">Classe = <text:span text:style-name="T6">C</text:span></text:p>
      <text:p text:style-name="P12">11000000.11000000.00000<text:span text:style-name="T6">00</text:span><text:span text:style-name="T12">1</text:span>.00000<text:span text:style-name="T6">0</text:span><text:span text:style-name="T12">0</text:span>1</text:p>
      <text:p text:style-name="P12">CIDR = <text:span text:style-name="T12">22</text:span></text:p>
      <text:p text:style-name="P20">Host = <text:span text:style-name="T12">1.1</text:span></text:p>
      <text:p text:style-name="P25">Gateway convenzionale = <text:span text:style-name="T29">192.192.1.2</text:span></text:p>
      <text:p text:style-name="P12">Subnet Mask = <text:span text:style-name="T1">255.</text:span><text:span text:style-name="T11">255</text:span><text:span text:style-name="T1">.</text:span><text:span text:style-name="T11">25</text:span><text:span text:style-name="T12">2</text:span><text:span text:style-name="T1">.0</text:span></text:p>
      <text:p text:style-name="P12">// <text:span text:style-name="T4">11111111.1111</text:span><text:span text:style-name="T5">1111</text:span><text:span text:style-name="T4">.</text:span><text:span text:style-name="T5">111111</text:span><text:span text:style-name="T15">00</text:span><text:span text:style-name="T14">.00000000</text:span></text:p>
      <text:p text:style-name="P8"><text:span text:style-name="T2">11111111.1111</text:span><text:span text:style-name="T5">1111</text:span><text:span text:style-name="T2">.</text:span><text:span text:style-name="T5">111111</text:span><text:span text:style-name="T2"> </text:span>// Bloccati i primi <text:span text:style-name="T11">2</text:span><text:span text:style-name="T12">2</text:span> bit</text:p>
      <text:p text:style-name="P13">Ip Network = <text:s/>192.192.0.0</text:p>
      <text:p text:style-name="P38">AND</text:p>
      <text:p text:style-name="P13">// 11000000.11000000.00000<text:span text:style-name="T6">00</text:span><text:span text:style-name="T12">1</text:span>.00000<text:span text:style-name="T6">0</text:span><text:span text:style-name="T12">0</text:span>1</text:p>
      <text:p text:style-name="P13">// <text:span text:style-name="T14">11111111.1111</text:span><text:span text:style-name="T15">1111</text:span><text:span text:style-name="T14">.</text:span><text:span text:style-name="T15">11111100</text:span><text:span text:style-name="T14">.00000000</text:span></text:p>
      <text:p text:style-name="P13">// <text:span text:style-name="T12">11000000</text:span><text:span text:style-name="T11">.</text:span><text:span text:style-name="T12">11000000.00000000.00000000</text:span> = <text:s/>192.192.0.0</text:p>
      <text:p text:style-name="P38">OR</text:p>
      <text:p text:style-name="P39">// 11000000.11000000.00000<text:span text:style-name="T6">00</text:span><text:span text:style-name="T12">1</text:span>.00000<text:span text:style-name="T6">0</text:span><text:span text:style-name="T12">0</text:span>1</text:p>
      <text:p text:style-name="P39">// <text:span text:style-name="T35">11000000.11000000.00000</text:span><text:span text:style-name="T37">0</text:span><text:span text:style-name="T21">10.11111110</text:span></text:p>
      <text:p text:style-name="P39">// // 11000000.11000000.00000<text:span text:style-name="T42">011.11111111 = 192.192.3.255</text:span></text:p>
      <text:p text:style-name="P12"/>
      <text:p text:style-name="P12">Numeri di <text:span text:style-name="T7">Host</text:span> disponibili = </text:p>
      <text:p text:style-name="P16"><text:span text:style-name="T11">256 – 2</text:span><text:span text:style-name="T12">52</text:span><text:span text:style-name="T11"> = </text:span><text:span text:style-name="T12">4</text:span></text:p>
      <text:p text:style-name="P14"><text:span text:style-name="T22">4 * 256 = 1024 – 2 =</text:span><text:span text:style-name="T7"> 1022</text:span></text:p>
      <text:p text:style-name="P11"/>
      <text:p text:style-name="P11"/>
      <text:p text:style-name="P5">IP = 126.5.4.3/9</text:p>
      <text:p text:style-name="P5">Classe = <text:span text:style-name="T26">A</text:span></text:p>
      <text:p text:style-name="P18">1111110<text:span text:style-name="T26">0</text:span>.<text:span text:style-name="T26">0</text:span>0<text:span text:style-name="T26">000101</text:span>.000<text:span text:style-name="T26">00100</text:span>.00000<text:span text:style-name="T6">0</text:span><text:span text:style-name="T26">1</text:span>1</text:p>
      <text:p text:style-name="P18">CIDR = <text:span text:style-name="T26">9</text:span></text:p>
      <text:p text:style-name="P21">Host = <text:span text:style-name="T26">5.4.3</text:span></text:p>
      <text:p text:style-name="P25">Gateway convenzionale = 1<text:span text:style-name="T29">26.5.4.4</text:span></text:p>
      <text:p text:style-name="P18">Subnet Mask = <text:s/>255.128.0.0</text:p>
      <text:p text:style-name="P18">// <text:span text:style-name="T4">11111111.</text:span><text:span text:style-name="T5">1</text:span><text:span text:style-name="T15">0000000</text:span><text:span text:style-name="T14">.</text:span><text:span text:style-name="T16">000000</text:span><text:span text:style-name="T15">00</text:span><text:span text:style-name="T14">.00000000</text:span></text:p>
      <text:p text:style-name="P9"><text:span text:style-name="T2">11111111.1 </text:span>// Bloccati i primi <text:span text:style-name="T26">9</text:span> bit</text:p>
      <text:p text:style-name="P18"><text:soft-page-break/>Ip Network = <text:s/>1<text:span text:style-name="T26">26.0.0.0</text:span></text:p>
      <text:p text:style-name="P38">AND</text:p>
      <text:p text:style-name="P18">// 1111110<text:span text:style-name="T26">0</text:span>.<text:span text:style-name="T26">0</text:span>0<text:span text:style-name="T26">000101</text:span>.000<text:span text:style-name="T26">00100</text:span>.00000<text:span text:style-name="T6">0</text:span><text:span text:style-name="T26">1</text:span>1</text:p>
      <text:p text:style-name="P18">// <text:span text:style-name="T14">11111111.</text:span><text:span text:style-name="T15">10000000</text:span><text:span text:style-name="T14">.</text:span><text:span text:style-name="T16">000000</text:span><text:span text:style-name="T15">00</text:span><text:span text:style-name="T14">.00000000</text:span></text:p>
      <text:p text:style-name="P18">// <text:span text:style-name="T12">1</text:span><text:span text:style-name="T26">1111100.00000000.00000000.0000000</text:span> = <text:s/>1<text:span text:style-name="T26">26.0.0.0</text:span></text:p>
      <text:p text:style-name="P38">OR</text:p>
      <text:p text:style-name="P39">// 1111110<text:span text:style-name="T26">0</text:span>.<text:span text:style-name="T26">0</text:span>0<text:span text:style-name="T26">000101</text:span>.000<text:span text:style-name="T26">00100</text:span>.00000<text:span text:style-name="T6">0</text:span><text:span text:style-name="T26">1</text:span>1</text:p>
      <text:p text:style-name="P39">// <text:span text:style-name="T35">1111110</text:span><text:span text:style-name="T39">0</text:span><text:span text:style-name="T35">.</text:span><text:span text:style-name="T39">0</text:span><text:span text:style-name="T21">1111010.11111011.11111100</text:span></text:p>
      <text:p text:style-name="P39">// 1111110<text:span text:style-name="T26">0</text:span>.<text:span text:style-name="T26">0</text:span><text:span text:style-name="T42">1111111.11111111.11111111 = 126.127.255.255</text:span></text:p>
      <text:p text:style-name="P18"/>
      <text:p text:style-name="P18">Numeri di <text:span text:style-name="T7">Host</text:span> disponibili = </text:p>
      <text:p text:style-name="P17"><text:span text:style-name="T11">256 – </text:span><text:span text:style-name="T26">128</text:span><text:span text:style-name="T11"> = </text:span><text:span text:style-name="T26">128</text:span></text:p>
      <text:p text:style-name="P15"><text:span text:style-name="T23">128 * 256 * 256</text:span><text:span text:style-name="T22"> = 8388608 – </text:span><text:span text:style-name="T23">2 </text:span><text:span text:style-name="T9">= 8388606</text:span></text:p>
      <text:p text:style-name="P15"><text:span text:style-name="T9"/></text:p>
      <text:p text:style-name="P15"><text:span text:style-name="T9"/></text:p>
      <text:p text:style-name="P5">IP = 200.1.9.8/24</text:p>
      <text:p text:style-name="P5">Classe = <text:span text:style-name="T26">C</text:span></text:p>
      <text:p text:style-name="P18">11001000.<text:span text:style-name="T26">0</text:span>0<text:span text:style-name="T26">000001</text:span>.000<text:span text:style-name="T26">01001</text:span>.0000<text:span text:style-name="T26">1000</text:span></text:p>
      <text:p text:style-name="P18">CIDR = <text:span text:style-name="T26">24</text:span></text:p>
      <text:p text:style-name="P21">Host = <text:span text:style-name="T12">1.1</text:span></text:p>
      <text:p text:style-name="P25">Gateway convenzionale = <text:span text:style-name="T29">200.1.9.9</text:span></text:p>
      <text:p text:style-name="P18">Subnet Mask = <text:s/>255.<text:span text:style-name="T26">255</text:span>.<text:span text:style-name="T26">255</text:span>.0</text:p>
      <text:p text:style-name="P18">// <text:span text:style-name="T4">11111111.1111</text:span><text:span text:style-name="T5">1111</text:span><text:span text:style-name="T4">.</text:span><text:span text:style-name="T5">11111111</text:span><text:span text:style-name="T14">.00000000</text:span></text:p>
      <text:p text:style-name="P9"><text:span text:style-name="T2">11111111.1111</text:span><text:span text:style-name="T5">1111</text:span><text:span text:style-name="T2">.</text:span><text:span text:style-name="T5">11111111 </text:span><text:span text:style-name="T2"><text:s/></text:span><text:span text:style-name="T13">// Bloccati i primi </text:span><text:span text:style-name="T15">24</text:span><text:span text:style-name="T13"> bit </text:span><text:span text:style-name="T15">(</text:span><text:span text:style-name="T18">I primi 3</text:span><text:span text:style-name="T15"> byte)</text:span></text:p>
      <text:p text:style-name="P18">Ip Network = <text:s/>200.1.9.0</text:p>
      <text:p text:style-name="P38">AND</text:p>
      <text:p text:style-name="P18">// 11001000.<text:span text:style-name="T26">0</text:span>0<text:span text:style-name="T26">000001</text:span>.000<text:span text:style-name="T26">01001</text:span>.0000<text:span text:style-name="T26">1000</text:span></text:p>
      <text:p text:style-name="P18">// <text:span text:style-name="T14">11111111.</text:span><text:span text:style-name="T15">1</text:span><text:span text:style-name="T16">1111111</text:span><text:span text:style-name="T14">.</text:span><text:span text:style-name="T16">11111111</text:span><text:span text:style-name="T14">.00000000</text:span></text:p>
      <text:p text:style-name="P18">// <text:span text:style-name="T26">11001000.00000001.00001001.00000000</text:span> = <text:s/>200.1.9.0</text:p>
      <text:p text:style-name="P38">OR</text:p>
      <text:p text:style-name="P39">// 11001000.<text:span text:style-name="T26">0</text:span>0<text:span text:style-name="T26">000001</text:span>.000<text:span text:style-name="T26">01001</text:span>.0000<text:span text:style-name="T26">1000</text:span></text:p>
      <text:p text:style-name="P39">// <text:span text:style-name="T35">11001000.</text:span><text:span text:style-name="T39">0</text:span><text:span text:style-name="T35">0</text:span><text:span text:style-name="T39">000001</text:span><text:span text:style-name="T35">.000</text:span><text:span text:style-name="T39">01001</text:span>.<text:span text:style-name="T42">11110111</text:span></text:p>
      <text:p text:style-name="P39">// 11001000.<text:span text:style-name="T26">0</text:span>0<text:span text:style-name="T26">000001</text:span>.000<text:span text:style-name="T26">01001</text:span>.<text:span text:style-name="T42">11111111</text:span><text:span text:style-name="T26"> </text:span><text:span text:style-name="T42">= 200.1.9.255</text:span></text:p>
      <text:p text:style-name="P18"/>
      <text:p text:style-name="P19">Numeri di <text:span text:style-name="T7">Host</text:span> disponibili = </text:p>
      <text:p text:style-name="P23">256 – 2 = 254</text:p>
      <text:p text:style-name="P23"/>
      <text:p text:style-name="P23"/>
      <text:p text:style-name="P6">IP = 172.16.0.4/16</text:p>
      <text:p text:style-name="P6">Classe = <text:span text:style-name="T28">B</text:span></text:p>
      <text:p text:style-name="P19">10101100.<text:span text:style-name="T27">000</text:span>10000.000<text:span text:style-name="T26">0</text:span><text:span text:style-name="T27">0000</text:span>.0000<text:span text:style-name="T27">0100</text:span></text:p>
      <text:p text:style-name="P19">CIDR = <text:span text:style-name="T27">16</text:span></text:p>
      <text:p text:style-name="P22">Host = <text:span text:style-name="T28">0.4</text:span></text:p>
      <text:p text:style-name="P25">Gateway convenzionale = 1<text:span text:style-name="T29">72.16.0.5</text:span></text:p>
      <text:p text:style-name="P19">Subnet Mask = <text:s/>255.<text:span text:style-name="T26">255</text:span>.<text:span text:style-name="T27">0</text:span>.0</text:p>
      <text:p text:style-name="P19">// <text:span text:style-name="T4">11111111.1111</text:span><text:span text:style-name="T5">1111</text:span><text:span text:style-name="T4">.00000000</text:span><text:span text:style-name="T14">.00000000</text:span></text:p>
      <text:p text:style-name="P10"><text:span text:style-name="T2">11111111.1111</text:span><text:span text:style-name="T5">1111</text:span><text:span text:style-name="T2">.00000000 </text:span><text:span text:style-name="T13">// Bloccati i primi </text:span><text:span text:style-name="T17">16</text:span><text:span text:style-name="T13"> bit </text:span><text:span text:style-name="T15">(</text:span><text:span text:style-name="T19">2 </text:span><text:span text:style-name="T15">byte)</text:span></text:p>
      <text:p text:style-name="P19">Ip Network = <text:s/><text:span text:style-name="T27">172.16.0.0</text:span></text:p>
      <text:p text:style-name="P42">AND</text:p>
      <text:p text:style-name="P19">// 10101100.<text:span text:style-name="T27">000</text:span>10000.000<text:span text:style-name="T26">0</text:span><text:span text:style-name="T27">0000</text:span>.0000<text:span text:style-name="T27">0100</text:span></text:p>
      <text:p text:style-name="P19">// <text:span text:style-name="T14">11111111.</text:span><text:span text:style-name="T15">1</text:span><text:span text:style-name="T16">1111111</text:span><text:span text:style-name="T14">.00000000.00000000</text:span></text:p>
      <text:p text:style-name="P19">// 10101100.<text:span text:style-name="T27">000</text:span>10000<text:span text:style-name="T26">.</text:span><text:span text:style-name="T27">00000000</text:span><text:span text:style-name="T26">.00000000</text:span> = <text:s/><text:span text:style-name="T27">172.16.0.0</text:span></text:p>
      <text:p text:style-name="P42"><text:soft-page-break/>OR</text:p>
      <text:p text:style-name="P43">// 10101100.<text:span text:style-name="T27">000</text:span>10000.000<text:span text:style-name="T26">0</text:span><text:span text:style-name="T27">0000</text:span>.0000<text:span text:style-name="T27">0100</text:span></text:p>
      <text:p text:style-name="P43">// <text:span text:style-name="T35">10101100.</text:span><text:span text:style-name="T40">000</text:span><text:span text:style-name="T35">10000</text:span>.<text:span text:style-name="T43">11111111.11111011</text:span></text:p>
      <text:p text:style-name="P43">// 10101100.<text:span text:style-name="T27">000</text:span>10000.<text:span text:style-name="T43">11111111.11111111</text:span><text:span text:style-name="T27"> </text:span><text:span text:style-name="T43">= <text:s/>172.16.255.255</text:span></text:p>
      <text:p text:style-name="P19"/>
      <text:p text:style-name="P19">Numeri di <text:span text:style-name="T7">Host</text:span> disponibili = </text:p>
      <text:p text:style-name="P10"><text:span text:style-name="T24">256 </text:span><text:span text:style-name="T25">* 256 = 65536 – 2 = </text:span><text:span text:style-name="T10">65534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4:16:59.889000000</meta:creation-date>
    <dc:date>2024-02-27T16:45:36.759000000</dc:date>
    <meta:editing-duration>PT1H6M24S</meta:editing-duration>
    <meta:editing-cycles>19</meta:editing-cycles>
    <meta:generator>LibreOffice/24.2.0.3$Windows_X86_64 LibreOffice_project/da48488a73ddd66ea24cf16bbc4f7b9c08e9bea1</meta:generator>
    <meta:document-statistic meta:table-count="0" meta:image-count="0" meta:object-count="0" meta:page-count="4" meta:paragraph-count="143" meta:word-count="480" meta:character-count="4061" meta:non-whitespace-character-count="3688"/>
  </office:meta>
</office:document-meta>
</file>